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style:writing-mode="page"/>
    </style:style>
    <style:style style:name="Tabelle2" style:family="table">
      <style:table-properties style:width="16.884cm" table:align="right"/>
    </style:style>
    <style:style style:name="Tabelle2.A" style:family="table-column">
      <style:table-column-properties style:column-width="1.998cm"/>
    </style:style>
    <style:style style:name="Tabelle2.B" style:family="table-column">
      <style:table-column-properties style:column-width="2.133cm"/>
    </style:style>
    <style:style style:name="Tabelle2.C" style:family="table-column">
      <style:table-column-properties style:column-width="2.131cm"/>
    </style:style>
    <style:style style:name="Tabelle2.D" style:family="table-column">
      <style:table-column-properties style:column-width="2.117cm"/>
    </style:style>
    <style:style style:name="Tabelle2.H" style:family="table-column">
      <style:table-column-properties style:column-width="2.125cm"/>
    </style:style>
    <style:style style:name="Tabelle2.A1" style:family="table-cell">
      <style:table-cell-properties fo:padding="0cm" fo:border="none" style:writing-mode="pag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125cm" style:rel-column-width="8191*"/>
    </style:style>
    <style:style style:name="Tabelle3.A1" style:family="table-cell">
      <style:table-cell-properties style:writing-mode="pag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103cm" style:rel-column-width="1192*"/>
    </style:style>
    <style:style style:name="Tabelle4.B" style:family="table-column">
      <style:table-column-properties style:column-width="1.998cm" style:rel-column-width="1133*"/>
    </style:style>
    <style:style style:name="Tabelle4.C" style:family="table-column">
      <style:table-column-properties style:column-width="2.999cm" style:rel-column-width="1700*"/>
    </style:style>
    <style:style style:name="Tabelle4.D" style:family="table-column">
      <style:table-column-properties style:column-width="2.205cm" style:rel-column-width="1250*"/>
    </style:style>
    <style:style style:name="Tabelle4.E" style:family="table-column">
      <style:table-column-properties style:column-width="2.69cm" style:rel-column-width="1525*"/>
    </style:style>
    <style:style style:name="Tabelle4.F" style:family="table-column">
      <style:table-column-properties style:column-width="2.88cm" style:rel-column-width="1633*"/>
    </style:style>
    <style:style style:name="Tabelle4.G" style:family="table-column">
      <style:table-column-properties style:column-width="2.125cm" style:rel-column-width="1205*"/>
    </style:style>
    <style:style style:name="Tabelle4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2af30" officeooo:paragraph-rsid="0012af30"/>
    </style:style>
    <style:style style:name="P2" style:family="paragraph" style:parent-style-name="Table_20_Contents">
      <style:text-properties officeooo:rsid="0012af30" officeooo:paragraph-rsid="0012af30"/>
    </style:style>
    <style:style style:name="P3" style:family="paragraph" style:parent-style-name="Table_20_Contents">
      <style:text-properties fo:font-size="10.5pt" style:font-size-asian="10.5pt" style:font-size-complex="10.5pt"/>
    </style:style>
    <style:style style:name="P4" style:family="paragraph" style:parent-style-name="Table_20_Contents">
      <style:text-properties fo:font-size="10.5pt" officeooo:rsid="0012af30" officeooo:paragraph-rsid="0012af30" style:font-size-asian="10.5pt" style:font-size-complex="10.5pt"/>
    </style:style>
    <style:style style:name="P5" style:family="paragraph" style:parent-style-name="Table_20_Contents">
      <style:text-properties fo:font-size="10.5pt" officeooo:rsid="001301e2" officeooo:paragraph-rsid="001301e2" style:font-size-asian="10.5pt" style:font-size-complex="10.5pt"/>
    </style:style>
    <style:style style:name="P6" style:family="paragraph" style:parent-style-name="Table_20_Contents">
      <style:text-properties fo:font-size="10.5pt" fo:font-weight="bold" officeooo:rsid="0012af30" officeooo:paragraph-rsid="0012af30" style:font-size-asian="10.5pt" style:font-weight-asian="bold" style:font-size-complex="10.5pt" style:font-weight-complex="bold"/>
    </style:style>
    <style:style style:name="P7" style:family="paragraph" style:parent-style-name="Standard">
      <style:text-properties officeooo:rsid="0012af30" officeooo:paragraph-rsid="0012af30"/>
    </style:style>
    <style:style style:name="P8" style:family="paragraph" style:parent-style-name="Table_20_Contents">
      <style:text-properties fo:font-size="10.5pt" officeooo:rsid="0015d2e4" officeooo:paragraph-rsid="0015d2e4" style:font-size-asian="10.5pt" style:font-size-complex="10.5pt"/>
    </style:style>
    <style:style style:name="P9" style:family="paragraph" style:parent-style-name="Table_20_Contents">
      <style:text-properties fo:font-size="10.5pt" officeooo:rsid="00173560" officeooo:paragraph-rsid="00173560" style:font-size-asian="10.5pt" style:font-size-complex="10.5pt"/>
    </style:style>
    <style:style style:name="P10" style:family="paragraph" style:parent-style-name="Table_20_Contents">
      <style:text-properties fo:font-size="10.5pt" fo:font-weight="bold" officeooo:rsid="0012af30" officeooo:paragraph-rsid="0012af30" style:font-size-asian="10.5pt" style:font-weight-asian="bold" style:font-size-complex="10.5pt" style:font-weight-complex="bold"/>
    </style:style>
    <style:style style:name="P11" style:family="paragraph" style:parent-style-name="Table_20_Contents">
      <style:text-properties officeooo:paragraph-rsid="0015d2e4"/>
    </style:style>
    <style:style style:name="P12" style:family="paragraph" style:parent-style-name="Table_20_Contents">
      <style:text-properties officeooo:rsid="00173560" officeooo:paragraph-rsid="00173560"/>
    </style:style>
    <style:style style:name="P13" style:family="paragraph" style:parent-style-name="Table_20_Contents">
      <style:text-properties officeooo:rsid="0017b08f" officeooo:paragraph-rsid="0017b08f"/>
    </style:style>
    <style:style style:name="P14" style:family="paragraph" style:parent-style-name="Table_20_Contents">
      <style:text-properties officeooo:rsid="0018f2d0" officeooo:paragraph-rsid="0018f2d0"/>
    </style:style>
    <style:style style:name="P15" style:family="paragraph" style:parent-style-name="Table_20_Contents">
      <style:text-properties officeooo:rsid="001acbd9" officeooo:paragraph-rsid="001acbd9"/>
    </style:style>
    <style:style style:name="T1" style:family="text">
      <style:text-properties officeooo:rsid="0015d2e4"/>
    </style:style>
    <style:style style:name="T2" style:family="text">
      <style:text-properties fo:font-size="10.5pt" officeooo:rsid="0015d2e4" style:font-size-asian="10.5pt" style:font-size-complex="10.5pt"/>
    </style:style>
    <style:style style:name="T3" style:family="text">
      <style:text-properties fo:font-size="10.5pt" officeooo:rsid="00173560" style:font-size-asian="10.5pt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3"/>
        <table:table-row table:style-name="TableLine94055761836016">
          <table:table-cell table:style-name="Tabelle1.A1" office:value-type="string">
            <text:p text:style-name="P2">hablar</text:p>
          </table:table-cell>
          <table:table-cell table:style-name="Tabelle1.A1" office:value-type="string">
            <text:p text:style-name="P2">Comer</text:p>
          </table:table-cell>
          <table:table-cell table:style-name="Tabelle1.A1" office:value-type="string">
            <text:p text:style-name="P2">Vivir</text:p>
          </table:table-cell>
        </table:table-row>
        <table:table-row table:style-name="TableLine94055761692368">
          <table:table-cell table:style-name="Tabelle1.A1" office:value-type="string">
            <text:p text:style-name="P2">hable</text:p>
          </table:table-cell>
          <table:table-cell table:style-name="Tabelle1.A1" office:value-type="string">
            <text:p text:style-name="P2">Comi</text:p>
          </table:table-cell>
          <table:table-cell table:style-name="Tabelle1.A1" office:value-type="string">
            <text:p text:style-name="P2">Vivi</text:p>
          </table:table-cell>
        </table:table-row>
        <table:table-row table:style-name="TableLine94055761692832">
          <table:table-cell table:style-name="Tabelle1.A1" office:value-type="string">
            <text:p text:style-name="P2">Hablaste</text:p>
          </table:table-cell>
          <table:table-cell table:style-name="Tabelle1.A1" office:value-type="string">
            <text:p text:style-name="P2">Comisto</text:p>
          </table:table-cell>
          <table:table-cell table:style-name="Tabelle1.A1" office:value-type="string">
            <text:p text:style-name="P2">Viviste</text:p>
          </table:table-cell>
        </table:table-row>
        <table:table-row table:style-name="TableLine94055761693584">
          <table:table-cell table:style-name="Tabelle1.A1" office:value-type="string">
            <text:p text:style-name="P2">Hable</text:p>
          </table:table-cell>
          <table:table-cell table:style-name="Tabelle1.A1" office:value-type="string">
            <text:p text:style-name="P2">Comio</text:p>
          </table:table-cell>
          <table:table-cell table:style-name="Tabelle1.A1" office:value-type="string">
            <text:p text:style-name="P2">Vivio</text:p>
          </table:table-cell>
        </table:table-row>
        <table:table-row table:style-name="TableLine94055761694432">
          <table:table-cell table:style-name="Tabelle1.A1" office:value-type="string">
            <text:p text:style-name="P2">Hablamos</text:p>
          </table:table-cell>
          <table:table-cell table:style-name="Tabelle1.A1" office:value-type="string">
            <text:p text:style-name="P2">Comimos</text:p>
          </table:table-cell>
          <table:table-cell table:style-name="Tabelle1.A1" office:value-type="string">
            <text:p text:style-name="P2">Vivimos</text:p>
          </table:table-cell>
        </table:table-row>
        <table:table-row table:style-name="TableLine94055761695472">
          <table:table-cell table:style-name="Tabelle1.A1" office:value-type="string">
            <text:p text:style-name="P2">Hablasteis</text:p>
          </table:table-cell>
          <table:table-cell table:style-name="Tabelle1.A1" office:value-type="string">
            <text:p text:style-name="P2">Comisteis</text:p>
          </table:table-cell>
          <table:table-cell table:style-name="Tabelle1.A1" office:value-type="string">
            <text:p text:style-name="P2">Vivisteis</text:p>
          </table:table-cell>
        </table:table-row>
        <table:table-row table:style-name="TableLine94055761696384">
          <table:table-cell table:style-name="Tabelle1.A1" office:value-type="string">
            <text:p text:style-name="P2">hablaron</text:p>
          </table:table-cell>
          <table:table-cell table:style-name="Tabelle1.A1" office:value-type="string">
            <text:p text:style-name="P2">comieron</text:p>
          </table:table-cell>
          <table:table-cell table:style-name="Tabelle1.A1" office:value-type="string">
            <text:p text:style-name="P2">vivieron</text:p>
          </table:table-cell>
        </table:table-row>
      </table:table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C"/>
        <table:table-column table:style-name="Tabelle2.D"/>
        <table:table-column table:style-name="Tabelle2.B"/>
        <table:table-column table:style-name="Tabelle2.H"/>
        <table:table-row table:style-name="TableLine94055761697968">
          <table:table-cell table:style-name="Tabelle2.A1" office:value-type="string">
            <text:p text:style-name="P6">Infinitiv</text:p>
          </table:table-cell>
          <table:table-cell table:style-name="Tabelle2.A1" office:value-type="string">
            <text:p text:style-name="P6">Deutsch</text:p>
          </table:table-cell>
          <table:table-cell table:style-name="Tabelle2.A1" office:value-type="string">
            <text:p text:style-name="P6">Yo</text:p>
          </table:table-cell>
          <table:table-cell table:style-name="Tabelle2.A1" office:value-type="string">
            <text:p text:style-name="P6">Tu</text:p>
          </table:table-cell>
          <table:table-cell table:style-name="Tabelle2.A1" office:value-type="string">
            <text:p text:style-name="P6">Es</text:p>
          </table:table-cell>
          <table:table-cell table:style-name="Tabelle2.A1" office:value-type="string">
            <text:p text:style-name="P6">Nosotros</text:p>
          </table:table-cell>
          <table:table-cell table:style-name="Tabelle2.A1" office:value-type="string">
            <text:p text:style-name="P6">Vosotros</text:p>
          </table:table-cell>
          <table:table-cell table:style-name="Tabelle2.A1" office:value-type="string">
            <text:p text:style-name="P6">ellos</text:p>
          </table:table-cell>
        </table:table-row>
        <table:table-row table:style-name="TableLine94055761611504">
          <table:table-cell table:style-name="Tabelle2.A1" office:value-type="string">
            <text:p text:style-name="P4">construir</text:p>
          </table:table-cell>
          <table:table-cell table:style-name="Tabelle2.A1" office:value-type="string">
            <text:p text:style-name="P4">Konstruieren</text:p>
          </table:table-cell>
          <table:table-cell table:style-name="Tabelle2.A1" office:value-type="string">
            <text:p text:style-name="P4">Construi</text:p>
          </table:table-cell>
          <table:table-cell table:style-name="Tabelle2.A1" office:value-type="string">
            <text:p text:style-name="P4">Construiste</text:p>
          </table:table-cell>
          <table:table-cell table:style-name="Tabelle2.A1" office:value-type="string">
            <text:p text:style-name="P4">Construyo</text:p>
          </table:table-cell>
          <table:table-cell table:style-name="Tabelle2.A1" office:value-type="string">
            <text:p text:style-name="P4">Construimos</text:p>
          </table:table-cell>
          <table:table-cell table:style-name="Tabelle2.A1" office:value-type="string">
            <text:p text:style-name="P4">Construeis</text:p>
          </table:table-cell>
          <table:table-cell table:style-name="Tabelle2.A1" office:value-type="string">
            <text:p text:style-name="P4">Construyeron</text:p>
          </table:table-cell>
        </table:table-row>
        <table:table-row table:style-name="TableLine94055761612752">
          <table:table-cell table:style-name="Tabelle2.A1" office:value-type="string">
            <text:p text:style-name="P4">Leer</text:p>
          </table:table-cell>
          <table:table-cell table:style-name="Tabelle2.A1" office:value-type="string">
            <text:p text:style-name="P4">Lesen</text:p>
          </table:table-cell>
          <table:table-cell table:style-name="Tabelle2.A1" office:value-type="string">
            <text:p text:style-name="P4">Lei</text:p>
          </table:table-cell>
          <table:table-cell table:style-name="Tabelle2.A1" office:value-type="string">
            <text:p text:style-name="P4">Leiste</text:p>
          </table:table-cell>
          <table:table-cell table:style-name="Tabelle2.A1" office:value-type="string">
            <text:p text:style-name="P4">Leyo</text:p>
          </table:table-cell>
          <table:table-cell table:style-name="Tabelle2.A1" office:value-type="string">
            <text:p text:style-name="P4">Leimas</text:p>
          </table:table-cell>
          <table:table-cell table:style-name="Tabelle2.A1" office:value-type="string">
            <text:p text:style-name="P4">Leisteis</text:p>
          </table:table-cell>
          <table:table-cell table:style-name="Tabelle2.A1" office:value-type="string">
            <text:p text:style-name="P4">Leyeran</text:p>
          </table:table-cell>
        </table:table-row>
        <table:table-row table:style-name="TableLine94055761614144">
          <table:table-cell table:style-name="Tabelle2.A1" office:value-type="string">
            <text:p text:style-name="P4">Influir</text:p>
          </table:table-cell>
          <table:table-cell table:style-name="Tabelle2.A1" office:value-type="string">
            <text:p text:style-name="P4">Beinflussen</text:p>
          </table:table-cell>
          <table:table-cell table:style-name="Tabelle2.A1" office:value-type="string">
            <text:p text:style-name="P4">Influi</text:p>
          </table:table-cell>
          <table:table-cell table:style-name="Tabelle2.A1" office:value-type="string">
            <text:p text:style-name="P4">Influiste</text:p>
          </table:table-cell>
          <table:table-cell table:style-name="Tabelle2.A1" office:value-type="string">
            <text:p text:style-name="P4">Influyo</text:p>
          </table:table-cell>
          <table:table-cell table:style-name="Tabelle2.A1" office:value-type="string">
            <text:p text:style-name="P4">Influimos</text:p>
          </table:table-cell>
          <table:table-cell table:style-name="Tabelle2.A1" office:value-type="string">
            <text:p text:style-name="P4">Influisteis</text:p>
          </table:table-cell>
          <table:table-cell table:style-name="Tabelle2.A1" office:value-type="string">
            <text:p text:style-name="P4">influyeron</text:p>
          </table:table-cell>
        </table:table-row>
        <table:table-row table:style-name="TableLine94055761615744">
          <table:table-cell table:style-name="Tabelle2.A1" office:value-type="string">
            <text:p text:style-name="P5">Caer</text:p>
          </table:table-cell>
          <table:table-cell table:style-name="Tabelle2.A1" office:value-type="string">
            <text:p text:style-name="P8">fallen</text:p>
          </table:table-cell>
          <table:table-cell table:style-name="Tabelle2.A1" office:value-type="string">
            <text:p text:style-name="P8">Cai</text:p>
          </table:table-cell>
          <table:table-cell table:style-name="Tabelle2.A1" office:value-type="string">
            <text:p text:style-name="P8">Caiste</text:p>
          </table:table-cell>
          <table:table-cell table:style-name="Tabelle2.A1" office:value-type="string">
            <text:p text:style-name="P8">Cayo </text:p>
          </table:table-cell>
          <table:table-cell table:style-name="Tabelle2.A1" office:value-type="string">
            <text:p text:style-name="P8">Carmos</text:p>
          </table:table-cell>
          <table:table-cell table:style-name="Tabelle2.A1" office:value-type="string">
            <text:p text:style-name="P8">Carsteis</text:p>
          </table:table-cell>
          <table:table-cell table:style-name="Tabelle2.A1" office:value-type="string">
            <text:p text:style-name="P8">caryeron</text:p>
          </table:table-cell>
        </table:table-row>
        <table:table-row table:style-name="TableLine94055761617376">
          <table:table-cell table:style-name="Tabelle2.A1" office:value-type="string">
            <text:p text:style-name="P5">Creer</text:p>
          </table:table-cell>
          <table:table-cell table:style-name="Tabelle2.A1" office:value-type="string">
            <text:p text:style-name="P3"/>
          </table:table-cell>
          <table:table-cell table:style-name="Tabelle2.A1" office:value-type="string">
            <text:p text:style-name="P8">crei</text:p>
          </table:table-cell>
          <table:table-cell table:style-name="Tabelle2.A1" office:value-type="string">
            <text:p text:style-name="P8">Creisle</text:p>
          </table:table-cell>
          <table:table-cell table:style-name="Tabelle2.A1" office:value-type="string">
            <text:p text:style-name="P8">Creyo</text:p>
          </table:table-cell>
          <table:table-cell table:style-name="Tabelle2.A1" office:value-type="string">
            <text:p text:style-name="P8">Cremos</text:p>
          </table:table-cell>
          <table:table-cell table:style-name="Tabelle2.A1" office:value-type="string">
            <text:p text:style-name="P8">cresteis</text:p>
          </table:table-cell>
          <table:table-cell table:style-name="Tabelle2.A1" office:value-type="string">
            <text:p text:style-name="P8">creyeron</text:p>
          </table:table-cell>
        </table:table-row>
        <table:table-row table:style-name="TableLine94055761618880">
          <table:table-cell table:style-name="Tabelle2.A1" office:value-type="string">
            <text:p text:style-name="P5">Huir</text:p>
          </table:table-cell>
          <table:table-cell table:style-name="Tabelle2.A1" office:value-type="string">
            <text:p text:style-name="P5">flie<text:span text:style-name="T1">h</text:span>en</text:p>
          </table:table-cell>
          <table:table-cell table:style-name="Tabelle2.A1" office:value-type="string">
            <text:p text:style-name="P8">Huiste</text:p>
          </table:table-cell>
          <table:table-cell table:style-name="Tabelle2.A1" office:value-type="string">
            <text:p text:style-name="P8">Huiste</text:p>
          </table:table-cell>
          <table:table-cell table:style-name="Tabelle2.A1" office:value-type="string">
            <text:p text:style-name="P8">huio</text:p>
          </table:table-cell>
          <table:table-cell table:style-name="Tabelle2.A1" office:value-type="string">
            <text:p text:style-name="P8">Huimos</text:p>
          </table:table-cell>
          <table:table-cell table:style-name="Tabelle2.A1" office:value-type="string">
            <text:p text:style-name="P11"><text:span text:style-name="T2">Hui</text:span><text:span text:style-name="T3">steis</text:span></text:p>
          </table:table-cell>
          <table:table-cell table:style-name="Tabelle2.A1" office:value-type="string">
            <text:p text:style-name="P9">huyeron</text:p>
          </table:table-cell>
        </table:table-row>
        <table:table-row table:style-name="TableLine94055761620432">
          <table:table-cell table:style-name="Tabelle2.A1" office:value-type="string">
            <text:p text:style-name="P5">oir</text:p>
          </table:table-cell>
          <table:table-cell table:style-name="Tabelle2.A1" office:value-type="string">
            <text:p text:style-name="P8">hören</text:p>
          </table:table-cell>
          <table:table-cell table:style-name="Tabelle2.A1" office:value-type="string">
            <text:p text:style-name="P8">Oi</text:p>
          </table:table-cell>
          <table:table-cell table:style-name="Tabelle2.A1" office:value-type="string">
            <text:p text:style-name="P8">Oiste</text:p>
          </table:table-cell>
          <table:table-cell table:style-name="Tabelle2.A1" office:value-type="string">
            <text:p text:style-name="P8">Oyo</text:p>
          </table:table-cell>
          <table:table-cell table:style-name="Tabelle2.A1" office:value-type="string">
            <text:p text:style-name="P8">Oimos</text:p>
          </table:table-cell>
          <table:table-cell table:style-name="Tabelle2.A1" office:value-type="string">
            <text:p text:style-name="P8">Oisteis</text:p>
          </table:table-cell>
          <table:table-cell table:style-name="Tabelle2.A1" office:value-type="string">
            <text:p text:style-name="P8">oyeron</text:p>
          </table:table-cell>
        </table:table-row>
        <table:table-row table:style-name="TableLine94055761620432">
          <table:table-cell table:style-name="Tabelle2.A1" office:value-type="string">
            <text:p text:style-name="P8">Sustituir</text:p>
          </table:table-cell>
          <table:table-cell table:style-name="Tabelle2.A1" office:value-type="string">
            <text:p text:style-name="P8">ersetzen</text:p>
          </table:table-cell>
          <table:table-cell table:style-name="Tabelle2.A1" office:value-type="string">
            <text:p text:style-name="P8">Sustitui</text:p>
          </table:table-cell>
          <table:table-cell table:style-name="Tabelle2.A1" office:value-type="string">
            <text:p text:style-name="P8">Sustituiste</text:p>
          </table:table-cell>
          <table:table-cell table:style-name="Tabelle2.A1" office:value-type="string">
            <text:p text:style-name="P8">Sustituyo</text:p>
          </table:table-cell>
          <table:table-cell table:style-name="Tabelle2.A1" office:value-type="string">
            <text:p text:style-name="P8">Sustituimos</text:p>
          </table:table-cell>
          <table:table-cell table:style-name="Tabelle2.A1" office:value-type="string">
            <text:p text:style-name="P8">Sustitisteis</text:p>
          </table:table-cell>
          <table:table-cell table:style-name="Tabelle2.A1" office:value-type="string">
            <text:p text:style-name="P8">sustituyeron</text:p>
          </table:table-cell>
        </table:table-row>
      </table:table>
      <text:p text:style-name="P1"/>
      <table:table table:name="Tabelle3" table:style-name="Tabelle3">
        <table:table-column table:style-name="Tabelle3.A" table:number-columns-repeated="8"/>
        <table:table-row table:style-name="TableLine94055848504448">
          <table:table-cell table:style-name="Tabelle3.A1" office:value-type="string">
            <text:p text:style-name="P6">Infinitiv</text:p>
          </table:table-cell>
          <table:table-cell table:style-name="Tabelle3.A1" office:value-type="string">
            <text:p text:style-name="P6">Deutsch</text:p>
          </table:table-cell>
          <table:table-cell table:style-name="Tabelle3.A1" office:value-type="string">
            <text:p text:style-name="P6">Yo</text:p>
          </table:table-cell>
          <table:table-cell table:style-name="Tabelle3.A1" office:value-type="string">
            <text:p text:style-name="P6">Tu</text:p>
          </table:table-cell>
          <table:table-cell table:style-name="Tabelle3.A1" office:value-type="string">
            <text:p text:style-name="P6">Es</text:p>
          </table:table-cell>
          <table:table-cell table:style-name="Tabelle3.A1" office:value-type="string">
            <text:p text:style-name="P6">Nosotros</text:p>
          </table:table-cell>
          <table:table-cell table:style-name="Tabelle3.A1" office:value-type="string">
            <text:p text:style-name="P6">Vosotros</text:p>
          </table:table-cell>
          <table:table-cell table:style-name="Tabelle3.A1" office:value-type="string">
            <text:p text:style-name="P6">ellos</text:p>
          </table:table-cell>
        </table:table-row>
        <table:table-row table:style-name="TableLine94055848504448">
          <table:table-cell table:style-name="Tabelle3.A1" office:value-type="string">
            <text:p text:style-name="P12">Tener</text:p>
          </table:table-cell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P12">Tuve</text:p>
          </table:table-cell>
          <table:table-cell table:style-name="Tabelle3.A1" office:value-type="string">
            <text:p text:style-name="P12">Tuviste</text:p>
          </table:table-cell>
          <table:table-cell table:style-name="Tabelle3.A1" office:value-type="string">
            <text:p text:style-name="P12">Tuvo</text:p>
          </table:table-cell>
          <table:table-cell table:style-name="Tabelle3.A1" office:value-type="string">
            <text:p text:style-name="P12">Tuvimos</text:p>
          </table:table-cell>
          <table:table-cell table:style-name="Tabelle3.A1" office:value-type="string">
            <text:p text:style-name="P12">Tuvisteis</text:p>
          </table:table-cell>
          <table:table-cell table:style-name="Tabelle3.A1" office:value-type="string">
            <text:p text:style-name="P12">Tuvieron</text:p>
          </table:table-cell>
        </table:table-row>
        <table:table-row table:style-name="TableLine94055848504448">
          <table:table-cell table:style-name="Tabelle3.A1" office:value-type="string">
            <text:p text:style-name="P12">Traducir</text:p>
          </table:table-cell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P12">Traduje</text:p>
          </table:table-cell>
          <table:table-cell table:style-name="Tabelle3.A1" office:value-type="string">
            <text:p text:style-name="P12">Tradujiste</text:p>
          </table:table-cell>
          <table:table-cell table:style-name="Tabelle3.A1" office:value-type="string">
            <text:p text:style-name="P12">Tradujo</text:p>
          </table:table-cell>
          <table:table-cell table:style-name="Tabelle3.A1" office:value-type="string">
            <text:p text:style-name="P12">Tradujimos</text:p>
          </table:table-cell>
          <table:table-cell table:style-name="Tabelle3.A1" office:value-type="string">
            <text:p text:style-name="P12">Tradujisteis</text:p>
          </table:table-cell>
          <table:table-cell table:style-name="Tabelle3.A1" office:value-type="string">
            <text:p text:style-name="P12">Tradujeron</text:p>
          </table:table-cell>
        </table:table-row>
        <table:table-row table:style-name="TableLine94055848504448">
          <table:table-cell table:style-name="Tabelle3.A1" office:value-type="string">
            <text:p text:style-name="P12">Poder</text:p>
          </table:table-cell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P12">Pude</text:p>
          </table:table-cell>
          <table:table-cell table:style-name="Tabelle3.A1" office:value-type="string">
            <text:p text:style-name="P12">Pudiste</text:p>
          </table:table-cell>
          <table:table-cell table:style-name="Tabelle3.A1" office:value-type="string">
            <text:p text:style-name="P12">Pudo</text:p>
          </table:table-cell>
          <table:table-cell table:style-name="Tabelle3.A1" office:value-type="string">
            <text:p text:style-name="P12">Pudimos</text:p>
          </table:table-cell>
          <table:table-cell table:style-name="Tabelle3.A1" office:value-type="string">
            <text:p text:style-name="P12">Pudisteis</text:p>
          </table:table-cell>
          <table:table-cell table:style-name="Tabelle3.A1" office:value-type="string">
            <text:p text:style-name="P12">Pustieron</text:p>
          </table:table-cell>
        </table:table-row>
        <table:table-row table:style-name="TableLine94055848504448">
          <table:table-cell table:style-name="Tabelle3.A1" office:value-type="string">
            <text:p text:style-name="P12">Hacer</text:p>
          </table:table-cell>
          <table:table-cell table:style-name="Tabelle3.A1" office:value-type="string">
            <text:p text:style-name="Table_20_Contents"/>
          </table:table-cell>
          <table:table-cell table:style-name="Tabelle3.A1" office:value-type="string">
            <text:p text:style-name="P12">Hice</text:p>
          </table:table-cell>
          <table:table-cell table:style-name="Tabelle3.A1" office:value-type="string">
            <text:p text:style-name="P12">Hiciste</text:p>
          </table:table-cell>
          <table:table-cell table:style-name="Tabelle3.A1" office:value-type="string">
            <text:p text:style-name="P12">Hizo</text:p>
          </table:table-cell>
          <table:table-cell table:style-name="Tabelle3.A1" office:value-type="string">
            <text:p text:style-name="P12">Hicimos</text:p>
          </table:table-cell>
          <table:table-cell table:style-name="Tabelle3.A1" office:value-type="string">
            <text:p text:style-name="P12">Hicisteis</text:p>
          </table:table-cell>
          <table:table-cell table:style-name="Tabelle3.A1" office:value-type="string">
            <text:p text:style-name="P12">hicieron</text:p>
          </table:table-cell>
        </table:table-row>
      </table:table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column table:style-name="Tabelle4.G"/>
        <table:table-row table:style-name="TableLine94055899691616">
          <table:table-cell table:style-name="Tabelle4.A1" office:value-type="string">
            <text:p text:style-name="P13">Ir / ser</text:p>
          </table:table-cell>
          <table:table-cell table:style-name="Tabelle4.A1" office:value-type="string">
            <text:p text:style-name="P13">Fui</text:p>
          </table:table-cell>
          <table:table-cell table:style-name="Tabelle4.A1" office:value-type="string">
            <text:p text:style-name="P13">Fuiste</text:p>
          </table:table-cell>
          <table:table-cell table:style-name="Tabelle4.A1" office:value-type="string">
            <text:p text:style-name="P13">Fue</text:p>
          </table:table-cell>
          <table:table-cell table:style-name="Tabelle4.A1" office:value-type="string">
            <text:p text:style-name="P13">Fuimos</text:p>
          </table:table-cell>
          <table:table-cell table:style-name="Tabelle4.A1" office:value-type="string">
            <text:p text:style-name="P13">Fuisteis</text:p>
          </table:table-cell>
          <table:table-cell table:style-name="Tabelle4.A1" office:value-type="string">
            <text:p text:style-name="P13">fueron</text:p>
          </table:table-cell>
        </table:table-row>
        <table:table-row table:style-name="TableLine94055899691616">
          <table:table-cell table:style-name="Tabelle4.A1" office:value-type="string">
            <text:p text:style-name="P13">Dar</text:p>
          </table:table-cell>
          <table:table-cell table:style-name="Tabelle4.A1" office:value-type="string">
            <text:p text:style-name="P13">Di </text:p>
          </table:table-cell>
          <table:table-cell table:style-name="Tabelle4.A1" office:value-type="string">
            <text:p text:style-name="P13">Diste</text:p>
          </table:table-cell>
          <table:table-cell table:style-name="Tabelle4.A1" office:value-type="string">
            <text:p text:style-name="P13">Dio</text:p>
          </table:table-cell>
          <table:table-cell table:style-name="Tabelle4.A1" office:value-type="string">
            <text:p text:style-name="P13">Dimos</text:p>
          </table:table-cell>
          <table:table-cell table:style-name="Tabelle4.A1" office:value-type="string">
            <text:p text:style-name="P13">Disteis</text:p>
          </table:table-cell>
          <table:table-cell table:style-name="Tabelle4.A1" office:value-type="string">
            <text:p text:style-name="P13">dieron</text:p>
          </table:table-cell>
        </table:table-row>
        <table:table-row table:style-name="TableLine94055899691616">
          <table:table-cell table:style-name="Tabelle4.A1" office:value-type="string">
            <text:p text:style-name="P14">Padir</text:p>
          </table:table-cell>
          <table:table-cell table:style-name="Tabelle4.A1" office:value-type="string">
            <text:p text:style-name="P14">Padi</text:p>
          </table:table-cell>
          <table:table-cell table:style-name="Tabelle4.A1" office:value-type="string">
            <text:p text:style-name="P14">Padiste</text:p>
          </table:table-cell>
          <table:table-cell table:style-name="Tabelle4.A1" office:value-type="string">
            <text:p text:style-name="P14">Pido</text:p>
          </table:table-cell>
          <table:table-cell table:style-name="Tabelle4.A1" office:value-type="string">
            <text:p text:style-name="P14">Padimos</text:p>
          </table:table-cell>
          <table:table-cell table:style-name="Tabelle4.A1" office:value-type="string">
            <text:p text:style-name="P14">Padisteis</text:p>
          </table:table-cell>
          <table:table-cell table:style-name="Tabelle4.A1" office:value-type="string">
            <text:p text:style-name="P14">pideron</text:p>
          </table:table-cell>
        </table:table-row>
        <table:table-row table:style-name="TableLine94055899691616">
          <table:table-cell table:style-name="Tabelle4.A1" office:value-type="string">
            <text:p text:style-name="P14">Seguir</text:p>
          </table:table-cell>
          <table:table-cell table:style-name="Tabelle4.A1" office:value-type="string">
            <text:p text:style-name="P14">Segui</text:p>
          </table:table-cell>
          <table:table-cell table:style-name="Tabelle4.A1" office:value-type="string">
            <text:p text:style-name="P14">Seguiste</text:p>
          </table:table-cell>
          <table:table-cell table:style-name="Tabelle4.A1" office:value-type="string">
            <text:p text:style-name="P14">Seguio</text:p>
          </table:table-cell>
          <table:table-cell table:style-name="Tabelle4.A1" office:value-type="string">
            <text:p text:style-name="P14">Seguimos</text:p>
          </table:table-cell>
          <table:table-cell table:style-name="Tabelle4.A1" office:value-type="string">
            <text:p text:style-name="P14">Seguisteis</text:p>
          </table:table-cell>
          <table:table-cell table:style-name="Tabelle4.A1" office:value-type="string">
            <text:p text:style-name="P14">seguieron</text:p>
          </table:table-cell>
        </table:table-row>
        <table:table-row table:style-name="TableLine94055899691616">
          <table:table-cell table:style-name="Tabelle4.A1" office:value-type="string">
            <text:p text:style-name="P14">medir</text:p>
          </table:table-cell>
          <table:table-cell table:style-name="Tabelle4.A1" office:value-type="string">
            <text:p text:style-name="P14">Medi</text:p>
          </table:table-cell>
          <table:table-cell table:style-name="Tabelle4.A1" office:value-type="string">
            <text:p text:style-name="P14">Mediste</text:p>
          </table:table-cell>
          <table:table-cell table:style-name="Tabelle4.A1" office:value-type="string">
            <text:p text:style-name="P14">Mido</text:p>
          </table:table-cell>
          <table:table-cell table:style-name="Tabelle4.A1" office:value-type="string">
            <text:p text:style-name="P14">Medimos</text:p>
          </table:table-cell>
          <table:table-cell table:style-name="Tabelle4.A1" office:value-type="string">
            <text:p text:style-name="P14">Medisteis</text:p>
          </table:table-cell>
          <table:table-cell table:style-name="Tabelle4.A1" office:value-type="string">
            <text:p text:style-name="P14">medieron</text:p>
          </table:table-cell>
        </table:table-row>
        <table:table-row table:style-name="TableLine94055899691616">
          <table:table-cell table:style-name="Tabelle4.A1" office:value-type="string">
            <text:p text:style-name="P15">Vestir</text:p>
          </table:table-cell>
          <table:table-cell table:style-name="Tabelle4.A1" office:value-type="string">
            <text:p text:style-name="P15">Vesti</text:p>
          </table:table-cell>
          <table:table-cell table:style-name="Tabelle4.A1" office:value-type="string">
            <text:p text:style-name="P15">Vestiste</text:p>
          </table:table-cell>
          <table:table-cell table:style-name="Tabelle4.A1" office:value-type="string">
            <text:p text:style-name="P15">Vistio</text:p>
          </table:table-cell>
          <table:table-cell table:style-name="Tabelle4.A1" office:value-type="string">
            <text:p text:style-name="P15">Vestimos</text:p>
          </table:table-cell>
          <table:table-cell table:style-name="Tabelle4.A1" office:value-type="string">
            <text:p text:style-name="P15">Vestisteis</text:p>
          </table:table-cell>
          <table:table-cell table:style-name="Tabelle4.A1" office:value-type="string">
            <text:p text:style-name="P15">vistieron</text:p>
          </table:table-cell>
        </table:table-row>
        <table:table-row table:style-name="TableLine94055899691616">
          <table:table-cell table:style-name="Tabelle4.A1" office:value-type="string">
            <text:p text:style-name="P15">servir</text:p>
          </table:table-cell>
          <table:table-cell table:style-name="Tabelle4.A1" office:value-type="string">
            <text:p text:style-name="P15">Sevi</text:p>
          </table:table-cell>
          <table:table-cell table:style-name="Tabelle4.A1" office:value-type="string">
            <text:p text:style-name="P15">Seviste</text:p>
          </table:table-cell>
          <table:table-cell table:style-name="Tabelle4.A1" office:value-type="string">
            <text:p text:style-name="P15">Siervo</text:p>
          </table:table-cell>
          <table:table-cell table:style-name="Tabelle4.A1" office:value-type="string">
            <text:p text:style-name="P15">Servimos</text:p>
          </table:table-cell>
          <table:table-cell table:style-name="Tabelle4.A1" office:value-type="string">
            <text:p text:style-name="P15">Servisteis</text:p>
          </table:table-cell>
          <table:table-cell table:style-name="Tabelle4.A1" office:value-type="string">
            <text:p text:style-name="P15">sirviero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2:06:23.749178454</meta:creation-date>
    <meta:editing-duration>PT19M34S</meta:editing-duration>
    <meta:editing-cycles>5</meta:editing-cycles>
    <meta:generator>LibreOffice/6.4.7.2$Linux_X86_64 LibreOffice_project/40$Build-2</meta:generator>
    <dc:date>2022-01-21T11:06:46.314920796</dc:date>
    <meta:document-statistic meta:table-count="4" meta:image-count="0" meta:object-count="0" meta:page-count="1" meta:paragraph-count="177" meta:word-count="179" meta:character-count="1184" meta:non-whitespace-character-count="1180"/>
  </office:meta>
</office:document-meta>
</file>